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Herbert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Why hast Thou O god! laid this burden on Thy sluggish servant?/ <text:s/>Why have I been chosen a steward of Thy house, <text:span text:style-name="T2">I</text:span><text:span text:style-name="T3"> incapable/ of supplying Thy children's spiritual wants? <text:s/>Lo! when I/ should abundantly give; when I should dispense the treasures,/ which the human soul yearns after, I am totally unprovided,/ utterly destitute of the means whereby to offer the </text:span><text:span text:style-name="T4">filling</text:span><text:span text:style-name="T5"> unfortunate support./ <text:s/>But what I cannot accomplish, </text:span><text:span text:style-name="T6">Thou</text:span><text:span text:style-name="T5"> wilt </text:span><text:span text:style-name="T4">do</text:span><text:span text:style-name="T5"> bring to pass O compassionate/ Lord. <text:s/>I have but a stream of tears for these sorrow-stricken/ parents. <text:s/>Thou wilt send, Oh yes Thou wilt a flood of light, which, irradiating/ their minds, </text:span><text:span text:style-name="T4">they</text:span><text:span text:style-name="T5"> may </text:span><text:span text:style-name="T4">discover</text:span><text:span text:style-name="T5"> disclose to them the justice of Thy dealings,/ even amid this the severest of trials, and they be restored to serenity./ <text:s/>Who more than these disconsolate beings, stand in need of divine/ help, O consoler of the afflicted? <text:s/>In the appalling calamity/ which had befallen the one; in the sad bereavement which the/ other </text:span><text:span text:style-name="T4">enf</text:span><text:span text:style-name="T5"> sustained, a bright face upturned towards them with/ fulness of love, infused into the heart calm and resignation./ <text:s/>The child long prayed for, the only child whom Sarah Thy/ hand-maid bore to her beloved husband, chased away with/ his </text:span><text:span text:style-name="T4">innocent</text:span><text:span text:style-name="T5"> radiant smiles the clouds lowering on the horizon./ <text:s/>His voice was melody to the ears of the fondest of fathers./</text:span></text:p>
      <text:p text:style-name="P6"><text:span text:style-name="T5"/></text:p>
      <text:p text:style-name="P6"><text:span text:style-name="T5">[Page 2]</text:span></text:p>
      <text:p text:style-name="P6"><text:span text:style-name="T5">His soft caresses enraptured the loving mother./ <text:s/>Thou to whom our most recondite thoughts are revealed, knowest/ the plans prearranged for the training of that cherished son./ <text:s/>They upon whom Thou hadst bestowed a precious gift, sought/ to evince gratitude by devoting the same to a noble end./ <text:s/>But now Alas! the cup of delights has been dashed from/ the lips which had but sipped of its sweetness. <text:s/></text:span><text:soft-page-break/><text:span text:style-name="T5">The hopes/ that had gladdened the existence of these parents, lie buried in/ this small coffin, soon to be consigned to the cold earth./ <text:s/>Cast down, filled with unspeakable anguish, they approach/ Thy throne in this fearful hour, before the object of their/ deepest affection be for ever removed from their presence./ <text:s/>They return to Thee, O Creator of life, what Thou hadst volunta-/-rily given. <text:s/>They had believed that theirs would have been/ the happy lot of watching the growth of their dear/ Herbert; that they would have fostered the development/ of his mind, enriched human society with a member that/ might labor for its progress, supplied Judaism with/ a staunch defender. <text:s/>But Thou who hast said "all souls/ are mine" didst decree that the supreme enjoyment/ of these parents should soon die away. <text:s/>They write/ under the stroke, yet, they murmur not./</text:span></text:p>
      <text:p text:style-name="P6"><text:span text:style-name="T5"/></text:p>
      <text:p text:style-name="P6"><text:span text:style-name="T5">[Page 3]</text:span></text:p>
      <text:p text:style-name="P6"><text:span text:style-name="T5">It were superhuman not to weep, not to utter/ a cry of lament, when the fibres of our hearts are/ very nigh snapped asunder. <text:s/>Thou does not require/ it at the hands of finite, frail creatures./ <text:s/>But they, whom Thou hast, for some wise, though/ inscrutable design, sorely bereaved, look up prayfully/ to heaven, whence their help may come. <text:s/>Oh let/ it descend upon thy inconsolable suppliants. <text:s/>Deliver/ them form the misery which oppresses their minds. <text:s/></text:span><text:span text:style-name="T4">Sustain</text:span><text:span text:style-name="T5"> Strengthen them, that they may/ not succumb beneath the weight of this crushing/ sorrow. <text:s/>Show unto them the path, wherein they/ may find solace, even, the way of piety and beneficence./ <text:s/>Let them feel how lighter their </text:span><text:span text:style-name="T4">misfortune grief</text:span><text:span text:style-name="T5"> suffering will </text:span><text:span text:style-name="T4">appear</text:span><text:span text:style-name="T5"> become/ in proportion as they will lessen the tribulations of their/ fellow-mortals. <text:s/>May the memory of the little cherub,/ that has taken his flight </text:span><text:span text:style-name="T4">above</text:span><text:span text:style-name="T5"> heavenward, be the agency of/ righteousness. <text:s/>May it prompt to deeds of active sym-/pathy and philanthropy. <text:s/>May these afflicted parents/ strive to perpetuate their names better than by/ the means of human flesh. <text:s/>Let them perpetuate/ their names by caring for those whose infancy is not/ as happy as that of their </text:span><text:span text:style-name="T4">departed</text:span><text:span text:style-name="T5"> lamented son had been rendered./</text:span></text:p>
      <text:p text:style-name="P6"><text:span text:style-name="T5"/></text:p>
      <text:p text:style-name="P6"><text:span text:style-name="T5">[Page 4]</text:span></text:p>
      <text:p text:style-name="P6"><text:span text:style-name="T5">Let them perpetuate their names by becoming/ a father to the fallen, a mother to the forlorn./ <text:s/>By </text:span><text:span text:style-name="T4">assuaging</text:span><text:span text:style-name="T5"> alleviating the </text:span><text:span text:style-name="T4">grief</text:span><text:span text:style-name="T5"> distress of the orphans, and </text:span><text:span text:style-name="T4">being</text:span><text:span text:style-name="T5"> by rising as/ the sustaining hopes of the widows. <text:s/>Then will they/ experience </text:span><text:span text:style-name="T4">of</text:span><text:span text:style-name="T5"> whilst here below a foretaste of that bliss, whose perfect/ enjoyment will be </text:span><text:span text:style-name="T4">our</text:span><text:span text:style-name="T5"> their crown, </text:span><text:span text:style-name="T4">who</text:span><text:span text:style-name="T5"> in the land of/ spirits, where a reunion with the beloved dead/ will no more be exposed to the pangs of a/ separation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0T11:16:32.86</meta:creation-date>
    <dc:date>2012-10-10T11:32:47.25</dc:date>
    <dc:creator>Penn Libraries</dc:creator>
    <meta:editing-duration>PT00H00M3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889" meta:character-count="5593"/>
  </office:meta>
</office:document-meta>
</file>